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8:.E14])" table:style-name="ce19">
            <text:p>3</text:p>
          </table:table-cell>
          <table:table-cell office:value-type="float" office:value="0" table:formula="of:=IF([.E7]-SUM([.F8:.F14])&gt;0;[.E7]-SUM([.F8:.F14]);0)" table:style-name="ce19">
            <text:p>0</text:p>
          </table:table-cell>
          <table:table-cell office:value-type="float" office:value="0" table:formula="of:=IF([.F7]-SUM([.G8:.G14])&gt;0;[.F7]-SUM([.G8:.G14]);0)" table:style-name="ce19">
            <text:p>0</text:p>
          </table:table-cell>
          <table:table-cell office:value-type="float" office:value="0" table:formula="of:=IF([.G7]-SUM([.H8:.H14])&gt;0;[.G7]-SUM([.H8:.H14]);0)" table:style-name="ce19">
            <text:p>0</text:p>
          </table:table-cell>
          <table:table-cell office:value-type="float" office:value="0" table:formula="of:=IF([.H7]-SUM([.I8:.I14])&gt;0;[.H7]-SUM([.I8:.I14]);0)" table:style-name="ce19">
            <text:p>0</text:p>
          </table:table-cell>
          <table:table-cell office:value-type="float" office:value="0" table:formula="of:=IF([.I7]-SUM([.J8:.J14])&gt;0;[.I7]-SUM([.J8:.J14]);0)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6.5" table:formula="of:=SUM([.E16:.E22])" table:style-name="ce19">
            <text:p>6,5</text:p>
          </table:table-cell>
          <table:table-cell office:value-type="float" office:value="2" table:formula="of:=IF([.E15]-SUM([.F16:.F22])&gt;0;[.E15]-SUM([.F16:.F22]);0)" table:style-name="ce19">
            <text:p>2</text:p>
          </table:table-cell>
          <table:table-cell office:value-type="float" office:value="2" table:formula="of:=IF([.F15]-SUM([.G16:.G22])&gt;0;[.F15]-SUM([.G16:.G22]);0)" table:style-name="ce19">
            <text:p>2</text:p>
          </table:table-cell>
          <table:table-cell office:value-type="float" office:value="2" table:formula="of:=IF([.G15]-SUM([.H16:.H22])&gt;0;[.G15]-SUM([.H16:.H22]);0)" table:style-name="ce19">
            <text:p>2</text:p>
          </table:table-cell>
          <table:table-cell office:value-type="float" office:value="2" table:formula="of:=IF([.H15]-SUM([.I16:.I22])&gt;0;[.H15]-SUM([.I16:.I22]);0)" table:style-name="ce19">
            <text:p>2</text:p>
          </table:table-cell>
          <table:table-cell office:value-type="float" office:value="2" table:formula="of:=IF([.I15]-SUM([.J16:.J22])&gt;0;[.I15]-SUM([.J16:.J22]);0)" table:style-name="ce19">
            <text:p>2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formula="of:=SUM([.E24:.E27])" table:style-name="ce19">
            <text:p>9</text:p>
          </table:table-cell>
          <table:table-cell office:value-type="float" office:value="7" table:formula="of:=IF([.E23]-SUM([.F24:.F27])&gt;0;[.E23]-SUM([.F24:.F27]);0)" table:style-name="ce19">
            <text:p>7</text:p>
          </table:table-cell>
          <table:table-cell office:value-type="float" office:value="7" table:formula="of:=IF([.F23]-SUM([.G24:.G27])&gt;0;[.F23]-SUM([.G24:.G27]);0)" table:style-name="ce19">
            <text:p>7</text:p>
          </table:table-cell>
          <table:table-cell office:value-type="float" office:value="7" table:formula="of:=IF([.G23]-SUM([.H24:.H27])&gt;0;[.G23]-SUM([.H24:.H27]);0)" table:style-name="ce19">
            <text:p>7</text:p>
          </table:table-cell>
          <table:table-cell office:value-type="float" office:value="7" table:formula="of:=IF([.H23]-SUM([.I24:.I27])&gt;0;[.H23]-SUM([.I24:.I27]);0)" table:style-name="ce19">
            <text:p>7</text:p>
          </table:table-cell>
          <table:table-cell office:value-type="float" office:value="7" table:formula="of:=IF([.I23]-SUM([.J24:.J27])&gt;0;[.I23]-SUM([.J24:.J27]);0)" table:style-name="ce19">
            <text:p>7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3" table:style-name="ce21">
            <text:p>3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0" table:formula="of:=SUM([.E29:.E32])" table:style-name="ce19">
            <text:p>20</text:p>
          </table:table-cell>
          <table:table-cell office:value-type="float" office:value="19" table:formula="of:=IF([.E28]-SUM([.F29:.F32])&gt;0;[.E28]-SUM([.F29:.F32]);0)" table:style-name="ce19">
            <text:p>19</text:p>
          </table:table-cell>
          <table:table-cell office:value-type="float" office:value="19" table:formula="of:=IF([.F28]-SUM([.G29:.G32])&gt;0;[.F28]-SUM([.G29:.G32]);0)" table:style-name="ce19">
            <text:p>19</text:p>
          </table:table-cell>
          <table:table-cell office:value-type="float" office:value="19" table:formula="of:=IF([.G28]-SUM([.H29:.H32])&gt;0;[.G28]-SUM([.H29:.H32]);0)" table:style-name="ce19">
            <text:p>19</text:p>
          </table:table-cell>
          <table:table-cell office:value-type="float" office:value="19" table:formula="of:=IF([.H28]-SUM([.I29:.I32])&gt;0;[.H28]-SUM([.I29:.I32]);0)" table:style-name="ce19">
            <text:p>19</text:p>
          </table:table-cell>
          <table:table-cell office:value-type="float" office:value="19" table:formula="of:=IF([.I28]-SUM([.J29:.J32])&gt;0;[.I28]-SUM([.J29:.J32]);0)" table:style-name="ce19">
            <text:p>1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0" table:style-name="ce21">
            <text:p>10</text:p>
          </table:table-cell>
          <table:table-cell table:number-columns-repeated="5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8.5" table:formula="of:=SUM([.E7];[.E15];[.E23];[.E28];[.E33];[.E38];[.E43];[.E48];[.E53])" table:style-name="ce25">
            <text:p>38,5</text:p>
          </table:table-cell>
          <table:table-cell office:value-type="float" office:value="39.5" table:formula="of:=SUM([.F7:.F57])" table:style-name="ce25">
            <text:p>39,5</text:p>
          </table:table-cell>
          <table:table-cell office:value-type="float" office:value="28" table:formula="of:=SUM([.G7:.G57])" table:style-name="ce25">
            <text:p>28</text:p>
          </table:table-cell>
          <table:table-cell office:value-type="float" office:value="28" table:formula="of:=SUM([.H7:.H57])" table:style-name="ce25">
            <text:p>28</text:p>
          </table:table-cell>
          <table:table-cell office:value-type="float" office:value="28" table:formula="of:=SUM([.I7:.I57])" table:style-name="ce25">
            <text:p>28</text:p>
          </table:table-cell>
          <table:table-cell office:value-type="float" office:value="28" table:formula="of:=SUM([.J7:.J57])" table:style-name="ce25">
            <text:p>28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title/>
    <dc:description/>
    <dc:subject/>
    <meta:initial-creator>MARTIN Bruno</meta:initial-creator>
    <dc:creator>Antoine VOITURON</dc:creator>
    <meta:creation-date>2017-12-06T13:08:19Z</meta:creation-date>
    <dc:date>2024-03-05T08:18:32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72440944882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